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Segoe UI Symbol" svg:font-family="Segoe UI Symbol" style:font-family-generic="swiss" style:font-pitch="variable" svg:panose-1="2 11 5 2 4 2 4 2 2 3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GB"/>
    </style:style>
    <style:style style:name="T2" style:parent-style-name="DefaultParagraphFont" style:family="text">
      <style:text-properties style:font-name="Segoe UI Symbol" style:font-name-asian="Segoe UI Symbol" style:font-name-complex="Segoe UI Symbol"/>
    </style:style>
  </office:automatic-styles>
  <office:body>
    <office:text text:use-soft-page-breaks="true">
      <text:p text:style-name="P1">Export default function Home() {</text:p>
      <text:p text:style-name="Normal"><text:s text:c="2"/>Return (</text:p>
      <text:p text:style-name="Normal"><text:s text:c="4"/>&lt;div style={{</text:p>
      <text:p text:style-name="Normal"><text:s text:c="6"/>fontFamily: ‘Arial’,</text:p>
      <text:p text:style-name="Normal"><text:s text:c="6"/>padding: ‘2rem’,</text:p>
      <text:p text:style-name="Normal"><text:s text:c="6"/>backgroundColor: ‘#fff’,</text:p>
      <text:p text:style-name="Normal"><text:s text:c="6"/>textAlign: ‘center’</text:p>
      <text:p text:style-name="Normal"><text:s text:c="4"/>}}&gt;</text:p>
      <text:p text:style-name="Normal"><text:s text:c="6"/>&lt;h1 style={{ color: ‘#28a745’ }}&gt;Welcome to NICEMEDIA&lt;/h1&gt;</text:p>
      <text:p text:style-name="Normal"><text:s text:c="6"/>&lt;p style={{ color: ‘#dc3545’ }}&gt;</text:p>
      <text:p text:style-name="Normal"><text:s text:c="8"/>The social platform with free data offers and real rewards!</text:p>
      <text:p text:style-name="Normal"><text:s text:c="6"/>&lt;/p&gt;</text:p>
      <text:p text:style-name="Normal"><text:s text:c="6"/>&lt;p&gt;Login with Gmail or Phone Number to get started<text:s/><text:span text:style-name="T2">🚀</text:span>&lt;/p&gt;</text:p>
      <text:p text:style-name="Normal"><text:s text:c="4"/>&lt;/div&gt;</text:p>
      <text:p text:style-name="Normal"><text:s text:c="2"/>);</text:p>
      <text:p text:style-name="Normal">}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Segoe UI Symbol" svg:font-family="Segoe UI Symbol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5in"/>
      <style:text-properties style:font-name="Aptos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amisub479@gmail.com</meta:initial-creator>
    <dc:creator>hamisub479@gmail.com</dc:creator>
    <meta:creation-date>2025-07-27T11:04:00Z</meta:creation-date>
    <dc:date>2025-07-27T11:04:00Z</dc:date>
    <meta:template xlink:href="Normal.dotm" xlink:type="simple"/>
    <meta:editing-cycles>2</meta:editing-cycles>
    <meta:editing-duration>PT0S</meta:editing-duration>
    <meta:document-statistic meta:page-count="1" meta:paragraph-count="1" meta:word-count="66" meta:character-count="442" meta:row-count="3" meta:non-whitespace-character-count="377"/>
  </office:meta>
</office:document-meta>
</file>